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b0b4" officeooo:paragraph-rsid="000eb0b4"/>
    </style:style>
    <style:style style:name="P2" style:family="paragraph" style:parent-style-name="Standard">
      <style:text-properties style:font-name="Arial" fo:font-weight="bold" officeooo:rsid="000eb0b4" officeooo:paragraph-rsid="000eb0b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15ea50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f89e8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ce414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210c68" officeooo:paragraph-rsid="00210c68" style:font-size-asian="9.60000038146973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75c9b9" officeooo:paragraph-rsid="0075c9b9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79dfa0" officeooo:paragraph-rsid="0079dfa0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803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9817c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f373b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11f10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1pt" fo:font-weight="normal" officeooo:rsid="00511f10" officeooo:paragraph-rsid="00511f10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fo:font-weight="normal" officeooo:rsid="003ca690" officeooo:paragraph-rsid="00591f41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weight="normal" officeooo:rsid="005a9852" officeooo:paragraph-rsid="00591f41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fo:font-weight="normal" officeooo:rsid="003a8f1d" officeooo:paragraph-rsid="00210c68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rsid="007fefbb" officeooo:paragraph-rsid="007fefbb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39f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91f41" style:font-size-asian="11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2pt" fo:font-weight="bold" officeooo:rsid="003bc3cb" officeooo:paragraph-rsid="003bc3cb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" fo:font-size="6pt" fo:font-weight="normal" officeooo:rsid="003c6fee" officeooo:paragraph-rsid="004f373b" style:font-size-asian="5.25pt" style:font-weight-asian="normal" style:font-size-complex="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3ca690" officeooo:paragraph-rsid="0057d6e8" style:font-size-asian="10pt" style:font-weight-asian="normal" style:font-size-complex="10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-0.1866in" style:auto-text-indent="false" style:page-number="auto" fo:background-color="transparent"/>
      <style:text-properties style:font-name="Arial" fo:font-size="11pt" officeooo:rsid="006e0b50" officeooo:paragraph-rsid="006e0b50" style:font-size-asian="9.60000038146973pt" style:font-size-complex="11pt"/>
    </style:style>
    <style:style style:name="P27" style:family="paragraph" style:parent-style-name="Standard" style:list-style-name="L1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28" style:family="paragraph" style:parent-style-name="Standard" style:list-style-name="L1">
      <style:paragraph-properties fo:text-align="justify" style:justify-single-word="false"/>
      <style:text-properties style:font-name="Arial" fo:font-size="11pt" officeooo:rsid="0071a821" officeooo:paragraph-rsid="0071a821" style:font-size-asian="9.60000038146973pt" style:font-size-complex="11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officeooo:rsid="000f1d0b" officeooo:paragraph-rsid="0088d186" style:font-size-asian="9.60000038146973pt" style:font-size-complex="11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officeooo:rsid="008d9739" officeooo:paragraph-rsid="008d9739" style:font-size-asian="9.60000038146973pt" style:font-size-complex="11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officeooo:rsid="00910903" officeooo:paragraph-rsid="00956fa2" style:font-size-asian="9.60000038146973pt" style:font-size-complex="11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weight="normal" officeooo:rsid="003ca690" officeooo:paragraph-rsid="00210c68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Arial" fo:font-size="5pt" officeooo:rsid="000f1d0b" officeooo:paragraph-rsid="000eb0b4" style:font-size-asian="4.34999990463257pt" style:font-size-complex="5pt"/>
    </style:style>
    <style:style style:name="P34" style:family="paragraph" style:parent-style-name="Standard">
      <style:paragraph-properties fo:text-align="justify" style:justify-single-word="false"/>
      <style:text-properties style:font-name="Arial" fo:font-size="5pt" officeooo:rsid="000f1d0b" officeooo:paragraph-rsid="000f1d0b" style:font-size-asian="4.34999990463257pt" style:font-size-complex="5pt"/>
    </style:style>
    <style:style style:name="P35" style:family="paragraph" style:parent-style-name="Standard">
      <style:paragraph-properties fo:text-align="justify" style:justify-single-word="false"/>
      <style:text-properties style:font-name="Arial" fo:font-size="5pt" officeooo:rsid="0015ea50" officeooo:paragraph-rsid="003065b4" style:font-size-asian="4.34999990463257pt" style:font-size-complex="5pt"/>
    </style:style>
    <style:style style:name="P36" style:family="paragraph" style:parent-style-name="Standard">
      <style:paragraph-properties fo:text-align="justify" style:justify-single-word="false"/>
      <style:text-properties style:font-name="Arial" fo:font-size="5pt" officeooo:rsid="0015ea50" officeooo:paragraph-rsid="006b22d1" style:font-size-asian="4.34999990463257pt" style:font-size-complex="5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5pt" officeooo:rsid="0015ea50" officeooo:paragraph-rsid="0015ea50" style:font-size-asian="4.34999990463257pt" style:font-size-complex="5pt"/>
    </style:style>
    <style:style style:name="P38" style:family="paragraph" style:parent-style-name="Standard">
      <style:paragraph-properties fo:text-align="justify" style:justify-single-word="false"/>
      <style:text-properties style:font-name="Arial" fo:font-size="5pt" officeooo:rsid="00210c68" officeooo:paragraph-rsid="00210c68" style:font-size-asian="4.34999990463257pt" style:font-size-complex="5pt"/>
    </style:style>
    <style:style style:name="P39" style:family="paragraph" style:parent-style-name="Standard">
      <style:paragraph-properties fo:text-align="justify" style:justify-single-word="false"/>
      <style:text-properties officeooo:paragraph-rsid="000eb0b4"/>
    </style:style>
    <style:style style:name="P40" style:family="paragraph" style:parent-style-name="Standard">
      <style:paragraph-properties fo:text-align="justify" style:justify-single-word="false"/>
      <style:text-properties officeooo:rsid="00849424" officeooo:paragraph-rsid="00849424"/>
    </style:style>
    <style:style style:name="P41" style:family="paragraph" style:parent-style-name="Standard">
      <style:paragraph-properties fo:text-align="justify" style:justify-single-word="false"/>
      <style:text-properties style:font-name="Liberation Mono" fo:font-size="10pt" officeooo:rsid="00849424" officeooo:paragraph-rsid="00849424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Liberation Mono" fo:font-size="10pt" officeooo:rsid="000f1d0b" officeooo:paragraph-rsid="000f1d0b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Liberation Mono" fo:font-size="10pt" officeooo:rsid="0088d186" officeooo:paragraph-rsid="0088d186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Liberation Mono" fo:font-size="10pt" officeooo:rsid="0015ea50" officeooo:paragraph-rsid="0015ea50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804401" officeooo:paragraph-rsid="007e8957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5pt" officeooo:paragraph-rsid="000eb0b4" style:font-size-asian="4.34999990463257pt" style:font-size-complex="5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0fe1be" style:font-size-asian="10pt" style:font-size-complex="10pt"/>
    </style:style>
    <style:style style:name="T3" style:family="text">
      <style:text-properties style:font-name="Liberation Mono" fo:font-size="10pt" officeooo:rsid="003ca690" style:font-size-asian="10pt" style:font-size-complex="10pt"/>
    </style:style>
    <style:style style:name="T4" style:family="text">
      <style:text-properties style:font-name="Liberation Mono" fo:font-size="10pt" officeooo:rsid="003dda4d" style:font-size-asian="10pt" style:font-size-complex="10pt"/>
    </style:style>
    <style:style style:name="T5" style:family="text">
      <style:text-properties style:font-name="Liberation Mono" fo:font-size="10pt" officeooo:rsid="003ea221" style:font-size-asian="10pt" style:font-size-complex="10pt"/>
    </style:style>
    <style:style style:name="T6" style:family="text">
      <style:text-properties style:font-name="Liberation Mono" fo:font-size="10pt" officeooo:rsid="00406803" style:font-size-asian="10pt" style:font-size-complex="10pt"/>
    </style:style>
    <style:style style:name="T7" style:family="text">
      <style:text-properties style:font-name="Liberation Mono" fo:font-size="10pt" officeooo:rsid="00438b2d" style:font-size-asian="10pt" style:font-size-complex="10pt"/>
    </style:style>
    <style:style style:name="T8" style:family="text">
      <style:text-properties style:font-name="Liberation Mono" fo:font-size="10pt" officeooo:rsid="00476060" style:font-size-asian="10pt" style:font-size-complex="10pt"/>
    </style:style>
    <style:style style:name="T9" style:family="text">
      <style:text-properties style:font-name="Liberation Mono" fo:font-size="10pt" officeooo:rsid="004b5ada" style:font-size-asian="10pt" style:font-size-complex="10pt"/>
    </style:style>
    <style:style style:name="T10" style:family="text">
      <style:text-properties style:font-name="Liberation Mono" fo:font-size="10pt" officeooo:rsid="004e52f7" style:font-size-asian="10pt" style:font-size-complex="10pt"/>
    </style:style>
    <style:style style:name="T11" style:family="text">
      <style:text-properties style:font-name="Liberation Mono" fo:font-size="10pt" officeooo:rsid="00511f10" style:font-size-asian="10pt" style:font-size-complex="10pt"/>
    </style:style>
    <style:style style:name="T12" style:family="text">
      <style:text-properties style:font-name="Liberation Mono" fo:font-size="10pt" officeooo:rsid="000eb0b4" style:font-size-asian="10pt" style:font-size-complex="10pt"/>
    </style:style>
    <style:style style:name="T13" style:family="text">
      <style:text-properties style:font-name="Liberation Mono" fo:font-size="10pt" officeooo:rsid="00611650" style:font-size-asian="10pt" style:font-size-complex="10pt"/>
    </style:style>
    <style:style style:name="T14" style:family="text">
      <style:text-properties style:font-name="Liberation Mono" fo:font-size="10pt" officeooo:rsid="0061efa9" style:font-size-asian="10pt" style:font-size-complex="10pt"/>
    </style:style>
    <style:style style:name="T15" style:family="text">
      <style:text-properties style:font-name="Liberation Mono" fo:font-size="10pt" officeooo:rsid="00641c01" style:font-size-asian="10pt" style:font-size-complex="10pt"/>
    </style:style>
    <style:style style:name="T16" style:family="text">
      <style:text-properties style:font-name="Liberation Mono" fo:font-size="10pt" officeooo:rsid="0068309c" style:font-size-asian="10pt" style:font-size-complex="10pt"/>
    </style:style>
    <style:style style:name="T17" style:family="text">
      <style:text-properties style:font-name="Liberation Mono" fo:font-size="10pt" officeooo:rsid="0071a821" style:font-size-asian="10pt" style:font-size-complex="10pt"/>
    </style:style>
    <style:style style:name="T18" style:family="text">
      <style:text-properties style:font-name="Liberation Mono" fo:font-size="10pt" officeooo:rsid="007355e3" style:font-size-asian="10pt" style:font-size-complex="10pt"/>
    </style:style>
    <style:style style:name="T19" style:family="text">
      <style:text-properties style:font-name="Liberation Mono" fo:font-size="10pt" officeooo:rsid="007b6ae0" style:font-size-asian="10pt" style:font-size-complex="10pt"/>
    </style:style>
    <style:style style:name="T20" style:family="text">
      <style:text-properties style:font-name="Liberation Mono" fo:font-size="10pt" officeooo:rsid="007c01d9" style:font-size-asian="10pt" style:font-size-complex="10pt"/>
    </style:style>
    <style:style style:name="T21" style:family="text">
      <style:text-properties style:font-name="Liberation Mono" fo:font-size="10pt" officeooo:rsid="007d98ee" style:font-size-asian="10pt" style:font-size-complex="10pt"/>
    </style:style>
    <style:style style:name="T22" style:family="text">
      <style:text-properties style:font-name="Liberation Mono" fo:font-size="10pt" officeooo:rsid="007df72b" style:font-size-asian="10pt" style:font-size-complex="10pt"/>
    </style:style>
    <style:style style:name="T23" style:family="text">
      <style:text-properties style:font-name="Liberation Mono" fo:font-size="10pt" fo:font-weight="bold" officeooo:rsid="004e52f7" style:font-size-asian="10pt" style:font-weight-asian="bold" style:font-size-complex="10pt" style:font-weight-complex="bold"/>
    </style:style>
    <style:style style:name="T24" style:family="text">
      <style:text-properties style:font-name="Liberation Mono" fo:font-size="10pt" fo:font-weight="bold" officeooo:rsid="00511f10" style:font-size-asian="10pt" style:font-weight-asian="bold" style:font-size-complex="10pt" style:font-weight-complex="bold"/>
    </style:style>
    <style:style style:name="T25" style:family="text">
      <style:text-properties officeooo:rsid="000fe1be"/>
    </style:style>
    <style:style style:name="T26" style:family="text">
      <style:text-properties officeooo:rsid="003ca690"/>
    </style:style>
    <style:style style:name="T27" style:family="text">
      <style:text-properties style:font-name="Arial" officeooo:rsid="003ca690" style:font-size-asian="11pt"/>
    </style:style>
    <style:style style:name="T28" style:family="text">
      <style:text-properties style:font-name="Arial" officeooo:rsid="00406803" style:font-size-asian="11pt"/>
    </style:style>
    <style:style style:name="T29" style:family="text">
      <style:text-properties style:font-name="Arial" officeooo:rsid="00424f66" style:font-size-asian="11pt"/>
    </style:style>
    <style:style style:name="T30" style:family="text">
      <style:text-properties style:font-name="Arial" officeooo:rsid="0049817c" style:font-size-asian="11pt"/>
    </style:style>
    <style:style style:name="T31" style:family="text">
      <style:text-properties style:font-name="Arial" style:font-size-asian="9.60000038146973pt"/>
    </style:style>
    <style:style style:name="T32" style:family="text">
      <style:text-properties style:font-name="Arial" fo:font-size="11pt" officeooo:rsid="000eb0b4" style:font-size-asian="9.60000038146973pt" style:font-size-complex="11pt"/>
    </style:style>
    <style:style style:name="T33" style:family="text">
      <style:text-properties style:font-name="Arial" fo:font-size="11pt" officeooo:rsid="005e6c89" style:font-size-asian="9.60000038146973pt" style:font-size-complex="11pt"/>
    </style:style>
    <style:style style:name="T34" style:family="text">
      <style:text-properties style:font-name="Arial" fo:font-size="11pt" officeooo:rsid="005f8405" style:font-size-asian="9.60000038146973pt" style:font-size-complex="11pt"/>
    </style:style>
    <style:style style:name="T35" style:family="text">
      <style:text-properties style:font-name="Arial" fo:font-size="11pt" officeooo:rsid="0061efa9" style:font-size-asian="9.60000038146973pt" style:font-size-complex="11pt"/>
    </style:style>
    <style:style style:name="T36" style:family="text">
      <style:text-properties style:font-name="Arial" fo:font-size="11pt" officeooo:rsid="00849424" style:font-size-asian="9.60000038146973pt" style:font-size-complex="11pt"/>
    </style:style>
    <style:style style:name="T37" style:family="text">
      <style:text-properties style:font-name="Arial" fo:font-size="11pt" officeooo:rsid="00922a68" style:font-size-asian="9.60000038146973pt" style:font-size-complex="11pt"/>
    </style:style>
    <style:style style:name="T38" style:family="text">
      <style:text-properties style:font-name="Arial" officeooo:rsid="0061efa9"/>
    </style:style>
    <style:style style:name="T39" style:family="text">
      <style:text-properties officeooo:rsid="004003cf"/>
    </style:style>
    <style:style style:name="T40" style:family="text">
      <style:text-properties officeooo:rsid="00458845"/>
    </style:style>
    <style:style style:name="T41" style:family="text">
      <style:text-properties officeooo:rsid="00476060"/>
    </style:style>
    <style:style style:name="T42" style:family="text">
      <style:text-properties officeooo:rsid="0049817c"/>
    </style:style>
    <style:style style:name="T43" style:family="text">
      <style:text-properties officeooo:rsid="004b5ada"/>
    </style:style>
    <style:style style:name="T44" style:family="text">
      <style:text-properties officeooo:rsid="004e52f7"/>
    </style:style>
    <style:style style:name="T45" style:family="text">
      <style:text-properties officeooo:rsid="004f373b"/>
    </style:style>
    <style:style style:name="T46" style:family="text">
      <style:text-properties officeooo:rsid="00511f10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officeooo:rsid="005c8370" style:font-weight-asian="bold" style:font-weight-complex="bold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solid" style:text-underline-width="auto" style:text-underline-color="font-color" officeooo:rsid="0056f020"/>
    </style:style>
    <style:style style:name="T51" style:family="text">
      <style:text-properties style:text-underline-style="solid" style:text-underline-width="auto" style:text-underline-color="font-color" officeooo:rsid="003dda4d"/>
    </style:style>
    <style:style style:name="T52" style:family="text">
      <style:text-properties style:text-underline-style="solid" style:text-underline-width="auto" style:text-underline-color="font-color" officeooo:rsid="0057d6e8" style:font-size-asian="9.60000038146973pt"/>
    </style:style>
    <style:style style:name="T53" style:family="text">
      <style:text-properties style:text-underline-style="solid" style:text-underline-width="auto" style:text-underline-color="font-color" officeooo:rsid="005a9852" style:font-size-asian="9.60000038146973pt"/>
    </style:style>
    <style:style style:name="T54" style:family="text">
      <style:text-properties style:text-underline-style="solid" style:text-underline-width="auto" style:text-underline-color="font-color" officeooo:rsid="005a9852"/>
    </style:style>
    <style:style style:name="T55" style:family="text">
      <style:text-properties style:font-size-asian="9.60000038146973pt"/>
    </style:style>
    <style:style style:name="T56" style:family="text">
      <style:text-properties officeooo:rsid="003ca690" style:font-size-asian="9.60000038146973pt"/>
    </style:style>
    <style:style style:name="T57" style:family="text">
      <style:text-properties officeooo:rsid="00591f41" style:font-size-asian="9.60000038146973pt"/>
    </style:style>
    <style:style style:name="T58" style:family="text">
      <style:text-properties officeooo:rsid="0063c3b4"/>
    </style:style>
    <style:style style:name="T59" style:family="text">
      <style:text-properties officeooo:rsid="00641c01"/>
    </style:style>
    <style:style style:name="T60" style:family="text">
      <style:text-properties officeooo:rsid="00668e6c"/>
    </style:style>
    <style:style style:name="T61" style:family="text">
      <style:text-properties officeooo:rsid="0068309c"/>
    </style:style>
    <style:style style:name="T62" style:family="text">
      <style:text-properties officeooo:rsid="006fcf55"/>
    </style:style>
    <style:style style:name="T63" style:family="text">
      <style:text-properties officeooo:rsid="0071a821"/>
    </style:style>
    <style:style style:name="T64" style:family="text">
      <style:text-properties officeooo:rsid="007203e4"/>
    </style:style>
    <style:style style:name="T65" style:family="text">
      <style:text-properties officeooo:rsid="007355e3"/>
    </style:style>
    <style:style style:name="T66" style:family="text">
      <style:text-properties officeooo:rsid="007b6ae0"/>
    </style:style>
    <style:style style:name="T67" style:family="text">
      <style:text-properties officeooo:rsid="007c01d9"/>
    </style:style>
    <style:style style:name="T68" style:family="text">
      <style:text-properties officeooo:rsid="007d98ee"/>
    </style:style>
    <style:style style:name="T69" style:family="text">
      <style:text-properties officeooo:rsid="007fefbb"/>
    </style:style>
    <style:style style:name="T70" style:family="text">
      <style:text-properties fo:color="#000000" style:font-name="Liberation Mono" fo:font-size="10pt" style:text-underline-style="none" style:font-size-asian="10pt" style:font-size-complex="10pt"/>
    </style:style>
    <style:style style:name="T71" style:family="text">
      <style:text-properties style:font-name="Liberation Mono" fo:font-size="10pt" style:font-size-asian="10pt" style:font-size-complex="10pt"/>
    </style:style>
    <style:style style:name="T72" style:family="text">
      <style:text-properties style:font-name="Liberation Mono" fo:font-size="10pt" officeooo:rsid="0061efa9" style:font-size-asian="10pt" style:font-size-complex="10pt"/>
    </style:style>
    <style:style style:name="T73" style:family="text">
      <style:text-properties style:font-name="Liberation Mono" fo:font-size="10pt" officeooo:rsid="0088d186" style:font-size-asian="10pt" style:font-size-complex="10pt"/>
    </style:style>
    <style:style style:name="T74" style:family="text">
      <style:text-properties style:font-name="Liberation Mono" fo:font-size="10pt" officeooo:rsid="00916d1c" style:font-size-asian="10pt" style:font-size-complex="10pt"/>
    </style:style>
    <style:style style:name="T75" style:family="text">
      <style:text-properties style:font-name="Liberation Mono" fo:font-size="10pt" officeooo:rsid="00922a68" style:font-size-asian="10pt" style:font-size-complex="10pt"/>
    </style:style>
    <style:style style:name="T76" style:family="text">
      <style:text-properties style:font-name="Liberation Mono" officeooo:rsid="00922a68"/>
    </style:style>
    <style:style style:name="T77" style:family="text">
      <style:text-properties officeooo:rsid="00868886"/>
    </style:style>
    <style:style style:name="T78" style:family="text">
      <style:text-properties officeooo:rsid="00881cdb"/>
    </style:style>
    <style:style style:name="T79" style:family="text">
      <style:text-properties officeooo:rsid="0088d186"/>
    </style:style>
    <style:style style:name="T80" style:family="text">
      <style:text-properties officeooo:rsid="003065b4"/>
    </style:style>
    <style:style style:name="T81" style:family="text">
      <style:text-properties style:font-name="Arial" officeooo:rsid="0068309c" style:font-size-asian="11pt"/>
    </style:style>
    <style:style style:name="T82" style:family="text">
      <style:text-properties style:font-name="Arial" officeooo:rsid="008a62c8" style:font-size-asian="11pt"/>
    </style:style>
    <style:style style:name="T83" style:family="text">
      <style:text-properties officeooo:rsid="008dc032"/>
    </style:style>
    <style:style style:name="T84" style:family="text">
      <style:text-properties officeooo:rsid="008f57ed"/>
    </style:style>
    <style:style style:name="T85" style:family="text">
      <style:text-properties officeooo:rsid="00916d1c"/>
    </style:style>
    <style:style style:name="T86" style:family="text">
      <style:text-properties officeooo:rsid="00922a68"/>
    </style:style>
    <style:style style:name="T87" style:family="text">
      <style:text-properties officeooo:rsid="007df72b"/>
    </style:style>
    <style:style style:name="T88" style:family="text">
      <style:text-properties officeooo:rsid="0096a75e"/>
    </style:style>
    <style:style style:name="T89" style:family="text">
      <style:text-properties officeooo:rsid="009736f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joining the final contest <text:span text:style-name="T83">on the Ohio Cyber Range</text:span></text:p>
      <text:p text:style-name="P1"/>
      <text:p text:style-name="P39"><text:span text:style-name="T32">You </text:span><text:span text:style-name="T37">should </text:span><text:span text:style-name="T32">have been sent file </text:span><text:span text:style-name="T12">&lt;your-name&gt;.tar</text:span><text:span text:style-name="T33">.</text:span><text:span text:style-name="T32"> <text:s/>Below you see </text:span><text:span text:style-name="T36">such </text:span><text:span text:style-name="T34">a tar </text:span><text:span text:style-name="T32">file for me </text:span><text:span text:style-name="T36">(franco) which has been placed </text:span><text:span text:style-name="T32">in directory </text:span><text:span text:style-name="T13">CDX</text:span><text:span text:style-name="T32"> on my laptop. <text:s/></text:span><text:span text:style-name="T34">I recommend the tar file you were sent should be placed in a clean directory because when it is untarred </text:span><text:span text:style-name="T36">its contents will not be confused with other things</text:span><text:span text:style-name="T34">. <text:s/></text:span><text:span text:style-name="T35">Change directory to where you put the </text:span><text:span text:style-name="T14">tar</text:span><text:span text:style-name="T35"> file and run the </text:span><text:span text:style-name="T14">ls</text:span><text:span text:style-name="T35"> command like this:</text:span></text:p>
      <text:p text:style-name="P46"><text:span text:style-name="T38"/></text:p>
      <text:p text:style-name="P40"><text:span text:style-name="T14"><text:s text:c="3"/>[</text:span><text:a xlink:type="simple" xlink:href="mailto:franco@franco" text:style-name="Internet_20_link" text:visited-style-name="Visited_20_Internet_20_Link"><text:span text:style-name="T70">franco@franco</text:span></text:a><text:span text:style-name="T1"> ~]$ cd ~/CDX</text:span></text:p>
      <text:p text:style-name="P40"><text:span text:style-name="T14"><text:s text:c="3"/>[</text:span><text:a xlink:type="simple" xlink:href="mailto:franco@franco" text:style-name="Internet_20_link" text:visited-style-name="Visited_20_Internet_20_Link"><text:span text:style-name="T70">franco@franco</text:span></text:a><text:span text:style-name="T1"> CDX]$ ls</text:span></text:p>
      <text:p text:style-name="P41"><text:s text:c="3"/>franco.tar</text:p>
      <text:p text:style-name="P41"><text:s text:c="3"/>[franco@franco CDX]$</text:p>
      <text:p text:style-name="P33"/>
      <text:p text:style-name="P29"><text:span text:style-name="T25">The </text:span><text:span text:style-name="T2">tar</text:span><text:span text:style-name="T25"> </text:span><text:span text:style-name="T58">file c</text:span><text:span text:style-name="T25">ontains a contest configuration file </text:span><text:span text:style-name="T2">Parms</text:span><text:span text:style-name="T25">, and </text:span><text:span text:style-name="T77">a file with your email address. <text:s/>You can ignore the email address file. </text:span><text:span text:style-name="T25"><text:s/>Untar </text:span><text:span text:style-name="T58">the </text:span><text:span text:style-name="T73">tar</text:span><text:span text:style-name="T78"> </text:span><text:span text:style-name="T58">file </text:span><text:span text:style-name="T79">(in this case </text:span><text:span text:style-name="T73">franco.tar</text:span><text:span text:style-name="T79">) </text:span><text:span text:style-name="T59">and run </text:span><text:span text:style-name="T15">ls</text:span><text:span text:style-name="T59"> to </text:span><text:span text:style-name="T79">see</text:span><text:span text:style-name="T59"> a new directory, in this case named </text:span><text:span text:style-name="T15">franco</text:span><text:span text:style-name="T59">. <text:s/></text:span><text:span text:style-name="T80">Now </text:span><text:span text:style-name="T60">change directory to the new directory and </text:span><text:span text:style-name="T80">look at </text:span><text:span text:style-name="T60">its</text:span><text:span text:style-name="T80"> contents </text:span><text:span text:style-name="T61">with </text:span><text:span text:style-name="T16">ls.</text:span><text:span text:style-name="T81"> <text:s/></text:span><text:span text:style-name="T82">All the steps stated above are as follows:</text:span></text:p>
      <text:p text:style-name="P34"/>
      <text:p text:style-name="P42"><text:s text:c="3"/>[franco@franco CDX]$ <text:span text:style-name="T79">tar xf franco.tar</text:span></text:p>
      <text:p text:style-name="P42"><text:s text:c="3"/>[franco@franco CDX]$ <text:span text:style-name="T79">cd franco</text:span></text:p>
      <text:p text:style-name="P42"><text:s text:c="3"/>[franco@franco <text:span text:style-name="T79">franco</text:span>]$ <text:span text:style-name="T79">ls</text:span></text:p>
      <text:p text:style-name="P43"><text:s text:c="3"/>Parms email.txt</text:p>
      <text:p text:style-name="P42"><text:s text:c="3"/>[franco@franco <text:span text:style-name="T79">franco</text:span>]$</text:p>
      <text:p text:style-name="P35"/>
      <text:p text:style-name="P30">Look at the <text:span text:style-name="T1">Parms</text:span> file with a text editor or by catting it. <text:s/><text:span text:style-name="T83">Here is an example:</text:span></text:p>
      <text:p text:style-name="P36"/>
      <text:p text:style-name="P44"><text:s text:c="3"/># Start Time</text:p>
      <text:p text:style-name="P44"><text:s text:c="3"/>1635704100</text:p>
      <text:p text:style-name="P44"><text:s text:c="3"/><text:span text:style-name="T84">3</text:span>1.10.2021 <text:s/>14:15:00 Eastern</text:p>
      <text:p text:style-name="P44"/>
      <text:p text:style-name="P44"><text:s text:c="3"/># End Time</text:p>
      <text:p text:style-name="P44"><text:s text:c="3"/>1640978100</text:p>
      <text:p text:style-name="P44"><text:s text:c="3"/>31.12.2021 <text:s/>14:15:00 Eastern</text:p>
      <text:p text:style-name="P44"/>
      <text:p text:style-name="P44"><text:s text:c="3"/># Client Location</text:p>
      <text:p text:style-name="P44"><text:s text:c="3"/>192.168.42.4</text:p>
      <text:p text:style-name="P37"/>
      <text:p text:style-name="P31">The time at which scoring begins is shown in the ‘<text:span text:style-name="T1">Start Time</text:span>’ section in both unix time and human readable time. <text:s/>The Player may set up an OS to begin serving services at precisely that time but that is not necessary. <text:s/>The Player’s OS may start serving long before that time. <text:s/>But having this in the file that contains contest parameters informs the Player officially when the scoring will begin. <text:s/><text:span text:style-name="T85">Similarly, the ‘</text:span><text:span text:style-name="T74">End Time</text:span><text:span text:style-name="T85">’ section informs about the time scoring stops. <text:s/></text:span><text:span text:style-name="T86">The ‘</text:span><text:span text:style-name="T75">Client Location</text:span><text:span text:style-name="T86">’ section contains the IP address that a Player’s OS is serving from. <text:s/>If this is changed, the scorer will not credit the Player with operating services. <text:s/>Make sure this IP address is the IP address of the OS’s ‘Wired Connection’. <text:s/></text:span><text:span text:style-name="T87">To make sure you are connected use </text:span><text:span text:style-name="T22">/sbin/ifconfig</text:span><text:span text:style-name="T87"> or something similar </text:span><text:span text:style-name="T89">to see</text:span><text:span text:style-name="T87"> this:</text:span></text:p>
      <text:p text:style-name="P38"/>
      <text:p text:style-name="P45"><text:span text:style-name="T88"><text:s text:c="3"/>enc</text:span>: flags=4163&lt;UP,BROADCAST,RUNNING,MULTICAST&gt; <text:s/>mtu 1500</text:p>
      <text:p text:style-name="P45"><text:s text:c="8"/>inet 192.168.<text:span text:style-name="T88">42.4</text:span> <text:s/>netmask 255.255.255.0 <text:s/>broadcast 192.168.<text:span text:style-name="T88">42</text:span>.255</text:p>
      <text:p text:style-name="P45"><text:s text:c="8"/>inet6 fe80::bd42:93a9:ca6e:6014 <text:s/>prefixlen 64 <text:s/>scopeid 0x20&lt;link&gt;</text:p>
      <text:p text:style-name="P45"><text:s text:c="8"/>ether 80:86:f2:2f:89:42 <text:s/>txqueuelen 1000 <text:s/>(Ethernet)</text:p>
      <text:p text:style-name="P45"><text:s text:c="8"/>RX packets 8970141 <text:s/>bytes 1179276728 (1.1 GB)</text:p>
      <text:p text:style-name="P45"><text:s text:c="8"/>RX errors 0 <text:s/>dropped 2 <text:s/>overruns 0 <text:s/>frame 0</text:p>
      <text:p text:style-name="P45"><text:s text:c="8"/>TX packets 10045471 <text:s/>bytes 14431968702 (14.4 GB)</text:p>
      <text:p text:style-name="P45"><text:s text:c="8"/>TX errors 0 <text:s/>dropped 0 overruns 0 <text:s/>carrier 0 <text:s/>collisions 0</text:p>
      <text:p text:style-name="P18"/>
      <text:p text:style-name="P3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5T14:07:47.544861396</meta:creation-date>
    <dc:date>2021-11-02T14:18:21.115747979</dc:date>
    <meta:editing-duration>PT5H54M4S</meta:editing-duration>
    <meta:editing-cycles>142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403" meta:character-count="2585" meta:non-whitespace-character-count="2069"/>
  </office:meta>
</office:document-meta>
</file>